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02cm solid #000000" fo:border-right="0.002cm solid #000000" fo:border-top="none" fo:border-bottom="0.002cm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02cm solid #000000" fo:border-right="none" fo:border-top="0.002cm solid #000000" fo:border-bottom="0.002cm solid #000000"/>
    </style:style>
    <style:style style:name="Tabel15.B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B2" style:family="table-cell">
      <style:table-cell-properties fo:padding="0.097cm" fo:border-left="0.002cm solid #000000" fo:border-right="0.002cm solid #000000" fo:border-top="none" fo:border-bottom="0.002cm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02cm solid #000000" fo:border-right="none" fo:border-top="0.002cm solid #000000" fo:border-bottom="0.002cm solid #000000"/>
    </style:style>
    <style:style style:name="Tabel20.B1" style:family="table-cell">
      <style:table-cell-properties fo:padding="0.097cm" fo:border="0.002cm solid #000000"/>
    </style:style>
    <style:style style:name="Tabel20.A2" style:family="table-cell">
      <style:table-cell-properties fo:padding="0.097cm" fo:border-left="0.002cm solid #000000" fo:border-right="none" fo:border-top="none" fo:border-bottom="0.002cm solid #000000"/>
    </style:style>
    <style:style style:name="Tabel20.B2" style:family="table-cell">
      <style:table-cell-properties fo:padding="0.097cm" fo:border-left="0.002cm solid #000000" fo:border-right="0.002cm solid #000000" fo:border-top="none" fo:border-bottom="0.002cm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02cm solid #000000" fo:border-right="none" fo:border-top="0.002cm solid #000000" fo:border-bottom="0.002cm solid #000000"/>
    </style:style>
    <style:style style:name="Tabel21.B1" style:family="table-cell">
      <style:table-cell-properties fo:padding="0.097cm" fo:border="0.002cm solid #000000"/>
    </style:style>
    <style:style style:name="Tabel21.A2" style:family="table-cell">
      <style:table-cell-properties fo:padding="0.097cm" fo:border-left="0.002cm solid #000000" fo:border-right="none" fo:border-top="none" fo:border-bottom="0.002cm solid #000000"/>
    </style:style>
    <style:style style:name="Tabel21.B2" style:family="table-cell">
      <style:table-cell-properties fo:padding="0.097cm" fo:border-left="0.002cm solid #000000" fo:border-right="0.002cm solid #000000" fo:border-top="none" fo:border-bottom="0.002cm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02cm solid #000000" fo:border-right="none" fo:border-top="0.002cm solid #000000" fo:border-bottom="0.002cm solid #000000"/>
    </style:style>
    <style:style style:name="Tabel18.B1" style:family="table-cell">
      <style:table-cell-properties fo:padding="0.097cm" fo:border="0.002cm solid #000000"/>
    </style:style>
    <style:style style:name="Tabel18.A2" style:family="table-cell">
      <style:table-cell-properties fo:padding="0.097cm" fo:border-left="0.002cm solid #000000" fo:border-right="none" fo:border-top="none" fo:border-bottom="0.002cm solid #000000"/>
    </style:style>
    <style:style style:name="Tabel18.B2" style:family="table-cell">
      <style:table-cell-properties fo:padding="0.097cm" fo:border-left="0.002cm solid #000000" fo:border-right="0.002cm solid #000000" fo:border-top="none" fo:border-bottom="0.002cm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02cm solid #000000" fo:border-right="none" fo:border-top="0.002cm solid #000000" fo:border-bottom="0.002cm solid #000000"/>
    </style:style>
    <style:style style:name="Tabel19.B1" style:family="table-cell">
      <style:table-cell-properties fo:padding="0.097cm" fo:border="0.002cm solid #000000"/>
    </style:style>
    <style:style style:name="Tabel19.A2" style:family="table-cell">
      <style:table-cell-properties fo:padding="0.097cm" fo:border-left="0.002cm solid #000000" fo:border-right="none" fo:border-top="none" fo:border-bottom="0.002cm solid #000000"/>
    </style:style>
    <style:style style:name="Tabel19.B2" style:family="table-cell">
      <style:table-cell-properties fo:padding="0.097cm" fo:border-left="0.002cm solid #000000" fo:border-right="0.002cm solid #000000" fo:border-top="none" fo:border-bottom="0.002cm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02cm solid #000000" fo:border-right="none" fo:border-top="0.002cm solid #000000" fo:border-bottom="0.002cm solid #000000"/>
    </style:style>
    <style:style style:name="Tabel6.B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02cm solid #000000" fo:border-right="none" fo:border-top="0.002cm solid #000000" fo:border-bottom="0.002cm solid #000000"/>
    </style:style>
    <style:style style:name="Tabel9.B1" style:family="table-cell">
      <style:table-cell-properties fo:padding="0.097cm" fo:border="0.002cm solid #000000"/>
    </style:style>
    <style:style style:name="Tabel9.A2" style:family="table-cell">
      <style:table-cell-properties fo:padding="0.097cm" fo:border-left="0.002cm solid #000000" fo:border-right="none" fo:border-top="none" fo:border-bottom="0.002cm solid #000000"/>
    </style:style>
    <style:style style:name="Tabel9.B2" style:family="table-cell">
      <style:table-cell-properties fo:padding="0.097cm" fo:border-left="0.002cm solid #000000" fo:border-right="0.002cm solid #000000" fo:border-top="none" fo:border-bottom="0.002cm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02cm solid #000000" fo:border-right="none" fo:border-top="0.002cm solid #000000" fo:border-bottom="0.002cm solid #000000"/>
    </style:style>
    <style:style style:name="Tabel10.B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B2" style:family="table-cell">
      <style:table-cell-properties fo:padding="0.097cm" fo:border-left="0.002cm solid #000000" fo:border-right="0.002cm solid #000000" fo:border-top="none" fo:border-bottom="0.002cm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02cm solid #000000" fo:border-right="none" fo:border-top="0.002cm solid #000000" fo:border-bottom="0.002cm solid #000000"/>
    </style:style>
    <style:style style:name="Tabel8.B1" style:family="table-cell">
      <style:table-cell-properties fo:padding="0.097cm" fo:border="0.002cm solid #000000"/>
    </style:style>
    <style:style style:name="Tabel8.A2" style:family="table-cell">
      <style:table-cell-properties fo:padding="0.097cm" fo:border-left="0.002cm solid #000000" fo:border-right="none" fo:border-top="none" fo:border-bottom="0.002cm solid #000000"/>
    </style:style>
    <style:style style:name="Tabel8.B2" style:family="table-cell">
      <style:table-cell-properties fo:padding="0.097cm" fo:border-left="0.002cm solid #000000" fo:border-right="0.002cm solid #000000" fo:border-top="none" fo:border-bottom="0.002cm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02cm solid #000000" fo:border-right="none" fo:border-top="0.002cm solid #000000" fo:border-bottom="0.002cm solid #000000"/>
    </style:style>
    <style:style style:name="Tabel23.B1" style:family="table-cell">
      <style:table-cell-properties fo:padding="0.097cm" fo:border="0.002cm solid #000000"/>
    </style:style>
    <style:style style:name="Tabel23.A2" style:family="table-cell">
      <style:table-cell-properties fo:padding="0.097cm" fo:border-left="0.002cm solid #000000" fo:border-right="none" fo:border-top="none" fo:border-bottom="0.002cm solid #000000"/>
    </style:style>
    <style:style style:name="Tabel23.B2" style:family="table-cell">
      <style:table-cell-properties fo:padding="0.097cm" fo:border-left="0.002cm solid #000000" fo:border-right="0.002cm solid #000000" fo:border-top="none" fo:border-bottom="0.002cm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02cm solid #000000" fo:border-right="none" fo:border-top="0.002cm solid #000000" fo:border-bottom="0.002cm solid #000000"/>
    </style:style>
    <style:style style:name="Tabel22.B1" style:family="table-cell">
      <style:table-cell-properties fo:padding="0.097cm" fo:border="0.002cm solid #000000"/>
    </style:style>
    <style:style style:name="Tabel22.A2" style:family="table-cell">
      <style:table-cell-properties fo:padding="0.097cm" fo:border-left="0.002cm solid #000000" fo:border-right="none" fo:border-top="none" fo:border-bottom="0.002cm solid #000000"/>
    </style:style>
    <style:style style:name="Tabel22.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style>
    <style:style style:name="P2"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3" style:family="paragraph" style:parent-style-name="Standard">
      <style:paragraph-properties fo:margin-top="0.499cm" fo:margin-bottom="0cm" fo:text-align="center" style:justify-single-word="false"/>
      <style:text-properties style:font-name="Albany" fo:font-size="14pt" fo:font-weight="bold"/>
    </style:style>
    <style:style style:name="P4" style:family="paragraph" style:parent-style-name="Standard">
      <style:paragraph-properties fo:margin-top="0cm" fo:margin-bottom="0.3cm" fo:text-align="center" style:justify-single-word="false"/>
      <style:text-properties style:font-name="Albany" fo:font-size="18pt" fo:font-weight="bold"/>
    </style:style>
    <style:style style:name="P5" style:family="paragraph" style:parent-style-name="Standard">
      <style:paragraph-properties fo:margin-top="0cm" fo:margin-bottom="0.3cm" fo:text-align="center" style:justify-single-word="false"/>
      <style:text-properties style:font-name="Albany" fo:font-size="20pt" fo:font-weight="bold"/>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text-properties fo:font-weight="bold" style:font-weight-asian="bold" style:font-weight-complex="bold"/>
    </style:style>
    <style:style style:name="P15" style:family="paragraph" style:parent-style-name="Text_20_body" style:list-style-name="L6">
      <style:text-properties fo:font-weight="bold"/>
    </style:style>
    <style:style style:name="P16" style:family="paragraph" style:parent-style-name="Text_20_body" style:list-style-name="L6">
      <style:text-properties fo:font-weight="bold" style:font-weight-asian="normal" style:font-weight-complex="normal"/>
    </style:style>
    <style:style style:name="P17" style:family="paragraph" style:parent-style-name="Text_20_body" style:list-style-name="L6">
      <style:text-properties fo:font-weight="normal" style:font-weight-asian="normal" style:font-weight-complex="normal"/>
    </style:style>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able_20_Contents" style:list-style-name="L13"/>
    <style:style style:name="P30" style:family="paragraph" style:parent-style-name="Preformatted_20_Text" style:list-style-name="L11"/>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6pt" style:font-size-asian="16pt" style:font-size-complex="16pt"/>
    </style:style>
    <style:style style:name="T11" style:family="text">
      <style:text-properties fo:language="fr" fo:country="FR"/>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User's manual for</text:p>
      <text:p text:style-name="P5"><draw:frame draw:style-name="fr1" draw:name="Graphic1" text:anchor-type="as-char" svg:width="10.978cm" svg:height="2.064cm" draw:z-index="0"><draw:image xlink:href="../w2llogo.png" xlink:type="simple" xlink:show="embed" xlink:actuate="onLoad"/></draw:frame></text:p>
      <text:p text:style-name="P4">Writer2LaTeX, Writer2BibTeX, Writer2xhtml and Calc2xhtml</text:p>
      <text:p text:style-name="P3">alpha test release, version 1.1.6</text:p>
      <text:p text:style-name="P2">© 2002–2011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6">1 <text:a xlink:type="simple" xlink:href="#1.Introduction|outline" text:style-name="Internet_20_link" text:visited-style-name="Internet_20_link">Introduction</text:a><text:tab/>3</text:p>
          <text:p text:style-name="P7">1.1 <text:a xlink:type="simple" xlink:href="#1.1.What is Writer2LaTeX?|outline" text:style-name="Internet_20_link" text:visited-style-name="Internet_20_link">What is Writer2LaTeX?</text:a><text:tab/>3</text:p>
          <text:p text:style-name="P7">1.2 <text:a xlink:type="simple" xlink:href="#1.2.More about Writer2LaTeX and Writer2BibTeX|outline" text:style-name="Internet_20_link" text:visited-style-name="Internet_20_link">More about Writer2LaTeX and Writer2BibTeX</text:a><text:tab/>3</text:p>
          <text:p text:style-name="P7">1.3 <text:a xlink:type="simple" xlink:href="#1.3.More about Writer2xhtml and Calc2xhtml|outline" text:style-name="Internet_20_link" text:visited-style-name="Internet_20_link">More about Writer2xhtml and Calc2xhtml</text:a><text:tab/>4</text:p>
          <text:p text:style-name="P6">2 <text:a xlink:type="simple" xlink:href="#2.Using the export filters|outline" text:style-name="Internet_20_link" text:visited-style-name="Internet_20_link">Using the export filters</text:a><text:tab/>5</text:p>
          <text:p text:style-name="P7">2.1 <text:a xlink:type="simple" xlink:href="#2.1.Installing of the filters|outline" text:style-name="Internet_20_link" text:visited-style-name="Internet_20_link">Installing of the filters</text:a><text:tab/>5</text:p>
          <text:p text:style-name="P7">2.2 <text:a xlink:type="simple" xlink:href="#2.2.Using the filters|outline" text:style-name="Internet_20_link" text:visited-style-name="Internet_20_link">Using the filters</text:a><text:tab/>5</text:p>
          <text:p text:style-name="P7">2.3 <text:a xlink:type="simple" xlink:href="#2.3.Using Writer2LaTeX and Writer2BibTeX|outline" text:style-name="Internet_20_link" text:visited-style-name="Internet_20_link">Using Writer2LaTeX and Writer2BibTeX</text:a><text:tab/>5</text:p>
          <text:p text:style-name="P7">2.4 <text:a xlink:type="simple" xlink:href="#2.4.Using Writer2xhtml|outline" text:style-name="Internet_20_link" text:visited-style-name="Internet_20_link">Using Writer2xhtml</text:a><text:tab/>6</text:p>
          <text:p text:style-name="P7">2.5 <text:a xlink:type="simple" xlink:href="#2.5.Using Calc2xhtml|outline" text:style-name="Internet_20_link" text:visited-style-name="Internet_20_link">Using Calc2xhtml</text:a><text:tab/>7</text:p>
          <text:p text:style-name="P7">2.6 <text:a xlink:type="simple" xlink:href="#2.6.Custom configuration|outline" text:style-name="Internet_20_link" text:visited-style-name="Internet_20_link">Custom configuration</text:a><text:tab/>7</text:p>
          <text:p text:style-name="P7">2.7 <text:a xlink:type="simple" xlink:href="#2.7.Configuration packages|outline" text:style-name="Internet_20_link" text:visited-style-name="Internet_20_link">Configuration packages</text:a><text:tab/>7</text:p>
          <text:p text:style-name="P6">3 <text:a xlink:type="simple" xlink:href="#3.Using the command line utility|outline" text:style-name="Internet_20_link" text:visited-style-name="Internet_20_link">Using the command line utility</text:a><text:tab/>11</text:p>
          <text:p text:style-name="P7">3.1 <text:a xlink:type="simple" xlink:href="#3.1.How to install Writer2LaTeX for command line usage|outline" text:style-name="Internet_20_link" text:visited-style-name="Internet_20_link">How to install Writer2LaTeX for command line usage</text:a><text:tab/>11</text:p>
          <text:p text:style-name="P7">3.2 <text:a xlink:type="simple" xlink:href="#3.2.Using the command line utility|outline" text:style-name="Internet_20_link" text:visited-style-name="Internet_20_link">Using the command line utility</text:a><text:tab/>12</text:p>
          <text:p text:style-name="P6">4 <text:a xlink:type="simple" xlink:href="#4.Configuration|outline" text:style-name="Internet_20_link" text:visited-style-name="Internet_20_link">Configuration</text:a><text:tab/>14</text:p>
          <text:p text:style-name="P7">4.1 <text:a xlink:type="simple" xlink:href="#4.1.Writer2LaTeX configuration|outline" text:style-name="Internet_20_link" text:visited-style-name="Internet_20_link">Writer2LaTeX configuration</text:a><text:tab/>14</text:p>
          <text:p text:style-name="P7">4.2 <text:a xlink:type="simple" xlink:href="#4.2.Writer2xhtml and Calc2xhtml configuration|outline" text:style-name="Internet_20_link" text:visited-style-name="Internet_20_link">Writer2xhtml and Calc2xhtml configuration</text:a><text:tab/>24</text:p>
          <text:p text:style-name="P7">4.3 <text:a xlink:type="simple" xlink:href="#4.3.Using OpenOffice.org to create XHTML documents|outline" text:style-name="Internet_20_link" text:visited-style-name="Internet_20_link">Using OpenOffice.org to create XHTML documents</text:a><text:tab/>33</text:p>
          <text:p text:style-name="P6">5 <text:a xlink:type="simple" xlink:href="#5.Special features for the EPUB export|outline" text:style-name="Internet_20_link" text:visited-style-name="Internet_20_link">Special features for the EPUB export</text:a><text:tab/>35</text:p>
          <text:p text:style-name="P7">5.1 <text:a xlink:type="simple" xlink:href="#5.1.User defined meta data|outline" text:style-name="Internet_20_link" text:visited-style-name="Internet_20_link">User defined meta data</text:a><text:tab/>35</text:p>
          <text:p text:style-name="P6">6 <text:a xlink:type="simple" xlink:href="#6.The LaTeX package ooomath.sty|outline" text:style-name="Internet_20_link" text:visited-style-name="Internet_20_link">The LaTeX package ooomath.sty</text:a><text:tab/>37</text:p>
          <text:p text:style-name="P6">7 <text:a xlink:type="simple" xlink:href="#7.Using Writer2LaTeX from another application|outline" text:style-name="Internet_20_link" text:visited-style-name="Internet_20_link">Using Writer2LaTeX from another application</text:a><text:tab/>38</text:p>
          <text:p text:style-name="P7">7.1 <text:a xlink:type="simple" xlink:href="#7.1.Using Writer2LaTeX from a Java application|outline" text:style-name="Internet_20_link" text:visited-style-name="Internet_20_link">Using Writer2LaTeX from a Java application</text:a><text:tab/>38</text:p>
          <text:p text:style-name="P7">7.2 <text:a xlink:type="simple" xlink:href="#7.2.Using Writer2LaTeX from a Basic macro|outline" text:style-name="Internet_20_link" text:visited-style-name="Internet_20_link">Using Writer2LaTeX from a Basic macro</text:a><text:tab/>39</text:p>
          <text:p text:style-name="P7">7.3 <text:a xlink:type="simple" xlink:href="#7.3.Batch conversion with UNO|outline" text:style-name="Internet_20_link" text:visited-style-name="Internet_20_link">Batch conversion with UNO</text:a><text:tab/>40</text:p>
          <text:p text:style-name="P7">7.4 <text:a xlink:type="simple" xlink:href="#7.4.Converting from StarMath with a Basic macro|outline" text:style-name="Internet_20_link" text:visited-style-name="Internet_20_link">Converting from StarMath with a Basic macro</text:a><text:tab/>41</text:p>
          <text:p text:style-name="P6">8 <text:a xlink:type="simple" xlink:href="#8.Troubleshooting|outline" text:style-name="Internet_20_link" text:visited-style-name="Internet_20_link">Troubleshooting</text:a><text:tab/>43</text:p>
        </text:index-body>
      </text:table-of-content>
      <text:h text:style-name="Heading_20_1" text:outline-level="1">Introduction</text:h>
      <text:h text:style-name="Heading_20_2" text:outline-level="2">What is Writer2LaTeX?</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573692356" text:style-name="L1">
        <text:list-item>
          <text:p text:style-name="P9"><text:span text:style-name="T4">Writer2LaTeX</text:span> converts OpenDocument text documents to LaTeX 2e, and works together with...</text:p>
        </text:list-item>
        <text:list-item>
          <text:p text:style-name="P9"><text:span text:style-name="T4">Writer2BibTeX</text:span> which extracts bibliographic data from an OpenDocument text document and converts it to BibTeX format.</text:p>
        </text:list-item>
        <text:list-item>
          <text:p text:style-name="P9"><text:span text:style-name="T4">Writer2xhtml</text:span> converts OpenDocument text documents to XHTML 1.0 strict, XHTML 1.1, XHTML 1.1 + MathML 2.0 or EPUB using CSS2 to convert style information.</text:p>
        </text:list-item>
        <text:list-item>
          <text:p text:style-name="P9"><text:span text:style-name="T4">Calc2xhtml</text:span> converts OpenDocument spreadsheet documents to XHTML 1.0 strict or XHTML 1.1, using CSS2 to convert style information.</text:p>
        </text:list-item>
      </text:list>
      <text:p text:style-name="Text_20_body">Although Writer2LaTeX is a general OpenDocument converter, it is primarily designed for use with OpenOffice.org and it's derivatives (e.g. StarOffice or NeoOffice). You can use Writer2LaTeX</text:p>
      <text:list xml:id="list159127444" text:style-name="L2">
        <text:list-item>
          <text:p text:style-name="P10">...as an <text:span text:style-name="T2">export filter</text:span> for OpenOffice.org 3.0 or later<text:note text:id="ftn2" text:note-class="footnote"><text:note-citation>2</text:note-citation><text:note-body><text:p text:style-name="Footnote">For OpenOffice.org 2.2-2.4, you can use Writer2LaTeX 1.0.1, for OpenOffice.org 2.0.4–2.1, you can use Writer2LaTeX 0.5.0.2.</text:p></text:note-body></text:note>, or equivalent versions of StarOffice or NeoOffice<text:note text:id="ftn3" text:note-class="footnote"><text:note-citation>3</text:note-citation><text:note-body><text:p text:style-name="Footnote">Unfortunately these variants does not use the same version numbers. For StarOffice you should use StarOffice 8, Product Update 6 or later. For NeoOffice I don't know how the version numbering relates to that of OpenOffice.org.</text:p></text:note-body></text:note>.</text:p>
        </text:list-item>
        <text:list-item>
          <text:p text:style-name="P10">...as a <text:span text:style-name="T2">command line utility</text:span>, independent of OpenOffice.org.</text:p>
        </text:list-item>
        <text:list-item>
          <text:p text:style-name="P10">...as a <text:span text:style-name="T2">Java library</text:span> providing conversions from OpenDocument for other Java programs.</text:p>
        </text:list-item>
      </text:list>
      <text:p text:style-name="Text_20_body">Writer2LaTeX is a Java application, and thus should work on any platform that supports Java. You need Sun's Java 2 Virtual Machine (Runtime Environment), <text:span text:style-name="T4">version 5</text:span> or later. You can download this from <text:span text:style-name="Source_20_Text">http://java.sun.com/getjava/download.html.</text:span> Writer2LaTeX has not been tested with other java implementations.</text:p>
      <text:p text:style-name="Text_20_body">This user's manual will explain how to install and use Writer2LaTeX.</text:p>
      <text:p text:style-name="Text_20_body"><text:span text:style-name="T1">Note</text:span>: In this manual OOo is used as an abbreviation of OpenOffice.org.</text:p>
      <text:h text:style-name="Heading_20_2" text:outline-level="2">More about Writer2LaTeX and Writer2BibTeX</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1293642059" text:style-name="L3">
        <text:list-item>
          <text:p text:style-name="P11"><text:soft-page-break/>You can use LaTeX as a typesetting engine for your OOo documents: Writer2LaTeX can be configured to create a LaTeX document with as much formatting as possible preserved. Note that the resulting LaTeX source will be readable, but not very clean.</text:p>
          <text:p text:style-name="P11">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1">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1">Traditionally, LaTeX documents are written by hand using a text editor. Using a graphical frontend like LyX provides a more user friendly alternative. A companion extension named <text:s/><text:span text:style-name="T2">Writer4LaTeX</text:span> is in available and provides the tools to make you use OOo as a graphical frontend for LaTeX.</text:p>
        </text:list-item>
      </text:list>
      <text:h text:style-name="Heading_20_2" text:outline-level="2">More about Writer2xhtml and Calc2xhtml</text:h>
      <text:p text:style-name="Text_20_body">The primary goal for Writer2xhtml and Calc2xhtml is to provide <text:span text:style-name="T2">standards compliant</text:span> XHTML documents which can be customized to your specific needs.</text:p>
      <text:list xml:id="list1581849550" text:style-name="L4">
        <text:list-item>
          <text:p text:style-name="P12">Standards compliance is necessary to ensure consistent results when the document is viewed in different browsers. It is also vital to ensure that the created document can be processed further by other tools.</text:p>
        </text:list-item>
        <text:list-item>
          <text:p text:style-name="P12">Customization means that you can control important aspects about the conversion. In particular you can control the style of the document:</text:p>
          <text:list>
            <text:list-item>
              <text:p text:style-name="P12">You can let Writer2xhtml convert the style information in the source document and thus get an XHTML document that has the same general appearance as the original, but is adapted to an online environment.</text:p>
            </text:list-item>
            <text:list-item>
              <text:p text:style-name="P12">You can create a document that adapts the style of the document to your own CSS style sheet.</text:p>
            </text:list-item>
          </text:list>
        </text:list-item>
      </text:list>
      <text:h text:style-name="Heading_20_1" text:outline-level="1">Using the export filters</text:h>
      <text:h text:style-name="Heading_20_2" text:outline-level="2">Installing of the filters</text:h>
      <text:p text:style-name="Text_20_body">Writer2LaTeX can work as an export filter for OOo Writer. This requires OpenOffice.org 3.0 or later, or equivalent versions of StarOffice or NeoOffice.</text:p>
      <text:p text:style-name="Text_20_body">Two OOo extensions are provided:</text:p>
      <text:list xml:id="list174914551" text:style-name="L5">
        <text:list-item>
          <text:p text:style-name="P13"><text:span text:style-name="T5">writer2latex.oxt</text:span> installs the LaTeX and BibTeX export filters in Writer</text:p>
        </text:list-item>
        <text:list-item>
          <text:p text:style-name="P13"><text:span text:style-name="T5">writer2xhtml.oxt</text:span> installs the XHTML and EPUB export filters in Writer and Calc</text:p>
        </text:list-item>
      </text:list>
      <text:p text:style-name="Text_20_body">The two extensions are independent, you can install one or both depending on your needs.</text:p>
      <text:p text:style-name="Text_20_body"><text:span text:style-name="T2">Note</text:span>: From OOo 2.0.4 until 3.0, Writer2LaTeX version 0.4 is installed by default (LaTeX and BibTeX export only). If you install version 1.1.6, the built-in version will be hidden (to avoid confusion). If you uninstall version 1.1.6, the original version will reappear.</text:p>
      <text:p text:style-name="Text_20_body"><text:span text:style-name="T2">Also note</text:span>: Before you install the Writer2LaTeX extensions, you need to set up OOo to use Java. You can configure this in OOo under <text:span text:style-name="T5">Tools – Options</text:span>. Of course this requires that you have installed a Java runtime environment on your system.</text:p>
      <text:p text:style-name="Text_20_body"><text:span text:style-name="T2">Important</text:span>: If you have installed Writer2LaTeX 0.5, you must uninstall this version first. (This is not necessary if you have installed Writer2LaTeX 0.5.0.2.)</text:p>
      <text:p text:style-name="Text_20_body">The extensions are installed and uninstalled using the Extension Manager in OOo. If you need instructions about using the Extension Manager, see</text:p>
      <text:p text:style-name="Text_20_body"><text:a xlink:type="simple" xlink:href="http://extensions.services.openoffice.org/resources/user/howto_install">http://extensions.services.openoffice.org/resources/user/howto_install</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Using the filters</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Using Writer2LaTeX and Writer2BibTeX</text:h>
      <text:p text:style-name="Text_20_body">To export a Writer document to LaTeX, choose <text:span text:style-name="T5">LaTeX 2e</text:span> in the export dialog.</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Normally you would export the bibliographic data to BibTeX as part of the export to LaTeX, but you may also export the bibliographic data alone. To do this, choose <text:span text:style-name="T5">Bib</text:span><text:soft-page-break/><text:span text:style-name="T5">TeX</text:span> in the export dialog. All bibliographic data in the document will be extracted and stored in a BibTeX file which can later be used by e.g. LaTeX documents.</text:p>
      <text:h text:style-name="Heading_20_2" text:outline-level="2"><text:reference-mark text:name="xhtml-formats"/>Using Writer2xhtml</text:h>
      <text:p text:style-name="Text_20_body">To export a Writer document to XHTML, choose one of the following formats in the export dialog:</text:p>
      <text:list xml:id="list1822309687" text:style-name="L6">
        <text:list-item>
          <text:p text:style-name="P14">XHTML 1.0 strict<text:span text:style-name="T8"> will create an XHTML file which is compatible with the older HTML 4 standard. You can thus expect that the result will be viewable with any (modern) browser, but note that mathematical formulas are </text:span><text:span text:style-name="T3">not</text:span><text:span text:style-name="T8"> supported.</text:span></text:p>
        </text:list-item>
        <text:list-item>
          <text:p text:style-name="P14">XHTML 1.1<text:span text:style-name="T8"> will create an XHTML file using the XHTML 1.1 standard, but without support for mathematical formulas.</text:span></text:p>
        </text:list-item>
        <text:list-item>
          <text:p text:style-name="P15">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16">XHTML 1.1 + MathML 2.0 (xsl)<text:span text:style-name="T7"> will create a similar XHTML file, but using some XSL-transformations provided by the World Wide Web Consortium (W3C), the result will be viewable by a wider range of browsers, such as Internet Explorer with the MathPlayer plugin. See </text:span><text:a xlink:type="simple" xlink:href="http://www.w3.org/Math/XSL/"><text:span text:style-name="T7">http://www.w3.org/Math/XSL/</text:span></text:a><text:span text:style-name="T7"> for details.</text:span></text:p>
          <text:p text:style-name="P17">This is how W3C's Math Working Group recommends to put ”math on the web”.</text:p>
        </text:list-item>
        <text:list-item>
          <text:p text:style-name="P17"><text:span text:style-name="T5">EPUB</text:span> will create an electronic e-book suitable for viewing on variety of devices.</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row>
          <table:table-cell table:style-name="Table4.A2" office:value-type="string">
            <text:p text:style-name="Table_20_Contents">EPUB</text:p>
          </table:table-cell>
          <table:table-cell table:style-name="Table4.A2" office:value-type="string">
            <text:p text:style-name="Table_20_Contents"><text:span text:style-name="Source_20_Text">.epub</text:span></text:p>
          </table:table-cell>
          <table:table-cell table:style-name="Table4.C2" office:value-type="string">
            <text:p text:style-name="Table_20_Contents"><text:span text:style-name="Source_20_Text">application/epub+zip</text:span></text:p>
          </table:table-cell>
        </table:table-row>
      </table:table>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
      <text:h text:style-name="Heading_20_2" text:outline-level="2"><text:soft-page-break/>Using Calc2xhtml</text:h>
      <text:p text:style-name="Text_20_body">To export a Calc document to XHTML, choose <text:span text:style-name="T5">XHTML 1.0 strict</text:span> or <text:span text:style-name="T5">XHTML 1.1</text:span> in the export dialog. </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h text:style-name="Heading_20_2" text:outline-level="2"><text:reference-mark text:name="custom-config"/>Custom configuration</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OOo.</text:p>
      <text:list xml:id="list1407636033" text:style-name="L7">
        <text:list-item>
          <text:p text:style-name="P18">On unix-like systems this folder will usually be something like</text:p>
          <text:p text:style-name="P18"><text:span text:style-name="Source_20_Text">home directory/.OpenOffice.org2/user</text:span></text:p>
          <text:p text:style-name="P18">or</text:p>
          <text:p text:style-name="P18"><text:span text:style-name="Source_20_Text">home directory/.OpenOffice.org/3/user</text:span></text:p>
        </text:list-item>
        <text:list-item>
          <text:p text:style-name="P18">On Windows it will usually be something like</text:p>
          <text:p text:style-name="P18"><text:span text:style-name="Source_20_Text">C:\Documents and Settings\username\OpenOffice.org2\user</text:span></text:p>
          <text:p text:style-name="P18">or</text:p>
          <text:p text:style-name="P18"><text:span text:style-name="Source_20_Text">C:\Documents and Settings\username\OpenOffice.org\3\user</text:span></text:p>
          <text:p text:style-name="P18">(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reference-mark text:name="config-packages"/>Configuration packages</text:h>
      <text:p text:style-name="Text_20_body">Advanced users may add further formats/styles to the lists in the export dialog. This is done using <text:span text:style-name="T2">configuration packages</text:span>, which are custom extensions to OOo containing further configurations for Writer2LaTeX or Writer2xhtml.</text:p>
      <text:p text:style-name="Text_20_body">A configuration package can contain:</text:p>
      <text:list xml:id="list1624664824" text:style-name="L8">
        <text:list-item>
          <text:p text:style-name="P19">A configuration file for Writer2LaTeX or Writer2xhtml, see section <text:reference-ref text:reference-format="chapter" text:ref-name="latex-config">4</text:reference-ref>.</text:p>
        </text:list-item>
        <text:list-item>
          <text:p text:style-name="P19">An XHTML template (Writer2xhtml only).</text:p>
        </text:list-item>
        <text:list-item>
          <text:p text:style-name="P19">An OOo template.</text:p>
        </text:list-item>
        <text:list-item>
          <text:p text:style-name="P19">An OO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OOo using the Extension Manager:</text:p>
      <text:list xml:id="list588097448" text:style-name="L9">
        <text:list-item>
          <text:p text:style-name="P20"><text:soft-page-break/>If you export to XHTML, the dialog will show an additional entry <text:span text:style-name="T5">Sample custom style</text:span> in the Style list.</text:p>
        </text:list-item>
        <text:list-item>
          <text:p text:style-name="P20">If you open <text:span text:style-name="T5">Templates and Documents</text:span> in OO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OO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OO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oft-page-break/><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OO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OO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ext:soft-page-break/>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greek_math, additional_symbols</text:span><text:span text:style-name="Source_20_Text"><text:note text:id="ftn4" text:note-class="footnote"><text:note-citation>4</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original_image_size, notes, use_dublin_core, ignore_hard_line_breaks, ignore_empty_paragraphs, ignore_double_spaces, split_level, repeat_levels</text:span><text:span text:style-name="Source_20_Text">,</text:span><text:span text:style-name="Source_20_Text"> save_images_in_subdir, xslt_path</text:span></text:p>
      <text:p text:style-name="Heading_20_4">Writer2xhtml (EPUB export)</text:p>
      <text:p text:style-name="Text_20_body_20_left_20_justified"><text:span text:style-name="Source_20_Text">scaling, column_scaling, relative_font_size, font_scaling, use_default_font, default_font_name, convert_to_px, original_image_size, </text:span><text:span text:style-name="Source_20_Text">ignore_hard_line_breaks, ignore_empty_paragraphs, ignore_double_spaces, </text:span><text:span text:style-name="Source_20_Text">display_hidden_text, notes, use_dublin_core, use_custom_metadata, split_level, page_break_split, split_after, external_toc_depth, include_toc</text:span></text:p>
      <text:p text:style-name="Heading_20_4">Calc2xhtml</text:p>
      <text:p text:style-name="Text_20_body_20_left_20_justified"><text:span text:style-name="Source_20_Text">scaling, column_scaling, convert_to_px, original_image_size, notes, use_dublin_core, display_hidden_sheets, display_hidden_rows_cols, display_filtered_rows_cols, apply_print_ranges, use_title_as_heading, use_sheetnames_as_headings, calc_split, save_images_in_subdir</text:span></text:p>
      <text:h text:style-name="Heading_20_1" text:outline-level="1">Using the command line utility</text:h>
      <text:h text:style-name="Heading_20_2" text:outline-level="2">How to install Writer2LaTeX for command line usage</text:h>
      <text:p text:style-name="Text_20_body">Writer2LaTeX can work as a standalone command line utility (an installation of OO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1433508043" text:style-name="L10">
        <text:list-item>
          <text:p text:style-name="P21">Unzip <text:span text:style-name="Source_20_Text">writer2latex116alpha.zip</text:span> into some directory. This will create a subdirectory <text:span text:style-name="Source_20_Text">writer2latex11</text:span>.</text:p>
        </text:list-item>
        <text:list-item>
          <text:p text:style-name="P21">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5.0_01\bin\java”</text:p>
      <text:h text:style-name="Heading_20_3" text:outline-level="3">Installation for Unix and friends</text:h>
      <text:list xml:id="list448297620" text:style-name="L11">
        <text:list-item>
          <text:p text:style-name="P22">Unzip <text:span text:style-name="Source_20_Text">writer2latex116alpha.zip</text:span> into some directory. This will create a subdirectory <text:span text:style-name="Source_20_Text">writer2latex11</text:span>.</text:p>
        </text:list-item>
        <text:list-item>
          <text:p text:style-name="P22">Add this directory to your PATH environment variable (optional but recommended).</text:p>
        </text:list-item>
        <text:list-item>
          <text:p text:style-name="P22">Add execute permissions to <text:span text:style-name="Source_20_Text">w2l</text:span> as follows:</text:p>
          <text:p text:style-name="P30">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1"</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soft-page-break/>Using the command line utility</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4</text:reference-ref>)</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text:soft-page-break/>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text:span><text:span text:style-name="Source_20_Text">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reference-mark text:name="latex-config"/>Configuration</text:h>
      <text:h text:style-name="Heading_20_2" text:outline-level="2">Writer2LaTeX configuration</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826919817" text:style-name="L12">
        <text:list-item>
          <text:p text:style-name="P23"><text:span text:style-name="Source_20_Text">ultraclean.xml</text:span> to produce a <text:span text:style-name="T1">clean</text:span> LaTeX file, ie. almost all the formatting is ignored.</text:p>
        </text:list-item>
        <text:list-item>
          <text:p text:style-name="P23"><text:span text:style-name="Source_20_Text">clean.xml</text:span> is a less radical version; preserves hyperlinks, color and some character formatting.</text:p>
        </text:list-item>
        <text:list-item>
          <text:p text:style-name="P23"><text:span text:style-name="Source_20_Text">pdfscreen.xml</text:span> to produce a LaTeX file which is optimized for screen viewing using the package <text:span text:style-name="Source_20_Text">pdfscreen.sty</text:span>.</text:p>
        </text:list-item>
        <text:list-item>
          <text:p text:style-name="P23"><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ext:p text:style-name="Text_20_body">The support for XeTeX is currently incomplete. More comprehensive support for XeTeX is planned for the next version of Writer2LaTeX (version 1.2).</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ext:soft-page-break/>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math.sty</text:span>. This package defines <text:s/>number of LaTeX macros used to convert formulas from OOo to LaTeX. If this package is not used, the necessary definitions will be included in the LaTeX preamble, which may become quite long – so using <text:span text:style-name="Source_20_Text">oo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ext:soft-page-break/>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ext:soft-page-break/>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6">.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6">Use this option to specify, that all graphics and text boxes should be centered. If you don't want that, set this option to </text:span><text:span text:style-name="Source_20_Text"><text:span text:style-name="T6">false</text:span></text:span><text:span text:style-name="T6">. Default is </text:span><text:span text:style-name="Source_20_Text"><text:span text:style-name="T6">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ext:soft-page-break/>
        <table:table-row>
          <table:table-cell table:style-name="Tabel16.A2" office:value-type="string">
            <text:p text:style-name="Table_20_Contents"><text:span text:style-name="Source_20_Text"><text:span text:style-name="T6">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OO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OO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ext:soft-page-break/>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5" text:note-class="footnote"><text:note-citation>5</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ext:soft-page-break/>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230325733" text:style-name="L13">
              <text:list-item>
                <text:p text:style-name="P29"><text:span text:style-name="Source_20_Text">ignore_all</text:span> will instruct Writer2LaTeX to ignore <text:span text:style-name="T2">all</text:span> character, paragraph, heading, list and footnote formatting contained in the document.</text:p>
              </text:list-item>
              <text:list-item>
                <text:p text:style-name="P29"><text:span text:style-name="Source_20_Text">ignore_most</text:span> will preserve basic character formatting.</text:p>
              </text:list-item>
              <text:list-item>
                <text:p text:style-name="P29"><text:span text:style-name="Source_20_Text">convert_basic</text:span> (default) will preserve basic character formatting, paragraph justification and all numberings (lists, headings, footnotes).</text:p>
              </text:list-item>
              <text:list-item>
                <text:p text:style-name="P29"><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29"><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ext:soft-page-break/>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OO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OO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text:soft-page-break/>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ext:span><text:span text:style-name="T4">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text:soft-page-break/>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OOo document, the <text:span text:style-name="Source_20_Text">latex-code</text:span> is the LaTeX code to export for this text.</text:p>
      <text:p text:style-name="Text_20_body">Another example is French quotations marks (« <text:span text:style-name="T11">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OO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Writer2xhtml and Calc2xhtml configuration</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oft-page-break/><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ext:soft-page-break/>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external-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6" text:note-class="footnote"><text:note-citation>6</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OO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OOo does not offer table styles currently).</text:p>
          </table:table-cell>
        </table:table-row>
        <text:soft-page-break/>
        <table:table-row>
          <table:table-cell table:style-name="Tabel5.A2" office:value-type="string">
            <text:p text:style-name="Table_20_Contents"><text:span text:style-name="Source_20_Text">ignore_table_dimensions</text:span></text:p>
          </table:table-cell>
          <table:table-cell table:style-name="Tabel5.B2" office:value-type="string">
            <text:p text:style-name="Table_20_Contents">Set this option to <text:span text:style-name="Source_20_Text">true</text:span> if you don't want table dimensions (table width, column width and row height) to be exported, but want to leave the layout of the tables to the browser. Default is <text:span text:style-name="Source_20_Text">false</text:span>.</text:p>
          </table:table-cell>
        </table:table-row>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ext:soft-page-break/>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natural_image_size</text:span></text:span><text:span text:style-name="Source_20_Text"><text:note text:id="ftn8" text:note-class="footnote"><text:note-citation>8</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text:span></text:p>
          </table:table-cell>
          <table:table-cell table:style-name="Tabel6.B2" office:value-type="string">
            <text:p text:style-name="Table_20_Contents">Use this option to specify that the size of images should not be exported, hence LaTeX should use the original size of the image. Default is <text:span text:style-name="Source_20_Text">false</text:span>.</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his options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 (for the XHTML export, the format will be as specified in <text:a xlink:type="simple" xlink:href="http://dublincore.org/documents/dcq-html/">http://dublincore.org/documents/dcq-html/</text:a>). 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use_custom_metadata</text:span></text:span></text:p>
          </table:table-cell>
          <table:table-cell table:style-name="Tabel7.B2" office:value-type="string">
            <text:p text:style-name="Table_20_Contents">Use this option to specify that custom metadata should be exported (EPUB only) as defined in section <text:bookmark-ref text:reference-format="chapter" text:ref-name="__RefHeading__35222417">5.1</text:bookmark-ref>. If the value is <text:span text:style-name="Source_20_Text">false</text:span>, the custom metadata elements will not be exported (default is <text:span text:style-name="Source_20_Text">true</text:span>).</text:p>
          </table:table-cell>
        </table:table-row>
        <text:soft-page-break/>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c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s possibility is mainly intended for EPUB, which also provides an external navigation table.</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OO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text:p>
          </table:table-cell>
        </table:table-row>
        <text:soft-page-break/>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6">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6">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ext:soft-page-break/>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OO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oft-page-break/><text:s text:c="11"/>block-element="blockquote" block-css="(none)"</text:p>
      <text:p text:style-name="Preformatted_20_Text"><text:s text:c="11"/>element="p" css="(none)" /&gt;</text:p>
      <text:p text:style-name="Preformatted_20_Text"/>
      <text:p text:style-name="Preformatted_20_Text"><text:s text:c="2"/>&lt;!-- map OO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674456075" text:style-name="L14">
        <text:list-item>
          <text:p text:style-name="P24"><text:span text:style-name="Source_20_Text">name</text:span> specifies the name of the Writer style.</text:p>
        </text:list-item>
        <text:list-item>
          <text:p text:style-name="P24"><text:span text:style-name="Source_20_Text">family</text:span><text:note text:id="ftn9" text:note-class="footnote"><text:note-citation>9</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24"><text:span text:style-name="Source_20_Text">element</text:span> specifies the XHTML element to use when converting this style. This is not used for frame and list styles.</text:p>
        </text:list-item>
        <text:list-item>
          <text:p text:style-name="P24"><text:span text:style-name="Source_20_Text">css</text:span> specifies the CSS style class to use when converting this style. If it is not specified or the value is <text:span text:style-name="Source_20_Text">“(none)”</text:span>, no CSS class will be used.</text:p>
        </text:list-item>
        <text:list-item>
          <text:p text:style-name="P24"><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24"><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text:soft-page-break/>&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OO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OO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6">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538511232" text:style-name="L15">
        <text:list-item>
          <text:p text:style-name="P25">A <text:span text:style-name="Source_20_Text">div</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25"><text:span text:style-name="Source_20_Text">div</text:span>-e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25">A <text:span text:style-name="Source_20_Text">div</text:span>-element with the id panel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Text_20_body">The absolute mininal template is this:</text:p>
      <text:p text:style-name="Preformatted_20_Text"><text:soft-page-break/>&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reference-mark text:name="xhtml-frontend"/>Using OpenOffice.org to create XHTML documents</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OpenOffice.org):</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OOo Writer style</text:p>
            </table:table-cell>
            <table:table-cell table:style-name="Tabel1.A1" office:value-type="string">
              <text:p text:style-name="Table_20_Heading">OO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text:soft-page-break/>See the document <text:span text:style-name="Source_20_Text">sample-xhtml.sxw</text:span> for an example of how to use this.</text:p>
      <text:h text:style-name="Heading_20_3" text:outline-level="3">Links</text:h>
      <text:p text:style-name="Text_20_body">OO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Special features for the EPUB export</text:h>
      <text:h text:style-name="Heading_20_2" text:outline-level="2"><text:bookmark-start text:name="__RefHeading__35222417"/>User defined meta data<text:bookmark-end text:name="__RefHeading__35222417"/></text:h>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following properties are supported:</text:p>
      <text:list xml:id="list585267616" text:style-name="L16">
        <text:list-item>
          <text:p text:style-name="P26"><text:span text:style-name="T5">Identifier</text:span>: Each EPUB document must have a unique ID. Normally Writer2xhtml generates a Universal Unique ID (UUID) for this purpose, but you may override this with your own ID.</text:p>
          <text:p text:style-name="P26">To do this add a new property, enter <text:span text:style-name="T5">Identifier</text:span> (case is not important) as name and the ID as value.</text:p>
          <text:p text:style-name="P26">An identifier may follow a specific identification scheme, e.g. ISBN. To specify an identification scheme, append this to the name separated by a period, e.g. <text:span text:style-name="T5">Identifier.ISBN</text:span>.</text:p>
          <text:p text:style-name="P26">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26"><text:span text:style-name="T5">Creator</text:span>: A primary creator or author of the publication.</text:p>
          <text:p text:style-name="P26">Enter <text:span text:style-name="T5">Creator</text:span> as name and the creator's name as value.</text:p>
          <text:p text:style-name="P26">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http://www.idpf.org/2007/opf/OPF_2.0_final_spec.html</text:a>).</text:p>
          <text:p text:style-name="P26">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list-item>
        <text:list-item>
          <text:p text:style-name="P26"><text:span text:style-name="T5">Contributor</text:span>: A party whose contribution to the publication is secondary to those named in creator elements. Otherwise it is handled like Creator, and the same rules apply.</text:p>
        </text:list-item>
        <text:list-item>
          <text:p text:style-name="P26"><text:span text:style-name="T5">Date</text:span>: Date of publication. The date must be in the format YYYY-MM-DD (year-month-date) or more generally in the format specified in <text:a xlink:type="simple" xlink:href="http://www.w3.org/TR/NOTE-datetime">http://www.w3.org/TR/NOTE-datetime</text:a>.</text:p>
          <text:p text:style-name="P26">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26">You can give several dates, in this case add a number to the word date, e.g. <text:span text:style-name="T5">date1.creation</text:span>, <text:span text:style-name="T5">date2.modification</text:span>.</text:p>
        </text:list-item>
      </text:list>
      <text:p text:style-name="Text_20_body">You can only have one instance of the remaining properties, hence they cannot be numbered. Also no additional data can be appended to the name.</text:p>
      <text:list xml:id="list1421160720" text:continue-numbering="true" text:style-name="L16">
        <text:list-item>
          <text:p text:style-name="P26"><text:span text:style-name="T5">Publisher</text:span>: The publisher of the document.</text:p>
        </text:list-item>
        <text:list-item>
          <text:p text:style-name="P26"><text:soft-page-break/><text:span text:style-name="T5">Type</text:span>: Terms describing general categories, functions, genres, or aggregation levels for content.</text:p>
        </text:list-item>
        <text:list-item>
          <text:p text:style-name="P26"><text:span text:style-name="T5">Format</text:span>: The media type or dimensions of the resource.</text:p>
        </text:list-item>
        <text:list-item>
          <text:p text:style-name="P26"><text:span text:style-name="T5">Source</text:span>: Information regarding a prior resource from which the publication was derived.</text:p>
        </text:list-item>
        <text:list-item>
          <text:p text:style-name="P26"><text:span text:style-name="T5">Relation</text:span>: An identifier of an auxiliary resource and its relationship to the publication.</text:p>
        </text:list-item>
        <text:list-item>
          <text:p text:style-name="P26"><text:span text:style-name="T5">Coverage</text:span>: The extent or scope of the publication’s content.</text:p>
        </text:list-item>
        <text:list-item>
          <text:p text:style-name="P26"><text:span text:style-name="T5">Rights</text:span>: A statement about rights, or a reference to one.</text:p>
        </text:list-item>
      </text:list>
      <text:h text:style-name="Heading_20_1" text:outline-level="1"><text:reference-mark text:name="writer.sty"/>The LaTeX package <text:span text:style-name="Source_20_Text"><text:span text:style-name="T10">ooomath.sty</text:span></text:span></text:h>
      <text:p text:style-name="Text_20_body">OOo Math has a few features that are not available in standard LaTeX packages. Hence Writer2LaTeX uses an optional package <text:span text:style-name="Source_20_Text">ooomath.sty</text:span><text:note text:id="ftn10" text:note-class="footnote"><text:note-citation>10</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math.sty</text:span> as follows:</text:p>
      <text:p text:style-name="Text_20_body">Copy <text:span text:style-name="Source_20_Text">oo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Using Writer2LaTeX from another application</text:h>
      <text:h text:style-name="Heading_20_2" text:outline-level="2">Using Writer2LaTeX from a Java application</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Using Writer2LaTeX from a Basic macro</text:h>
      <text:p text:style-name="Text_20_body">You can also access Writer2LaTeX through OOo's api. Here's an example using a Basic macro, but the principle is the same for any other language with a UNO binding.</text:p>
      <text:p text:style-name="Text_20_body">Writer2LaTeX is used as any other filter in OO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ext:soft-page-break/>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MIME type!file name!URL</text:span></text:p>
            <text:p text:style-name="Table_20_Contents">For example</text:p>
            <text:p text:style-name="Table_20_Contents"><text:span text:style-name="Source_20_Text">image/png!background.png!file://mycomputer/home/myself/images/bg.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OOo. Thus for example <text:span text:style-name="Source_20_Text">“$(user)/myconfig.xml”</text:span> can be used to point to a configuration within the user installation. See</text:p>
      <text:p text:style-name="Text_20_body"><text:a xlink:type="simple" xlink:href="http://api.openoffice.org/docs/common/ref/com/sun/star/util/PathSubstitution.html">http://api.openoffice.org/docs/common/ref/com/sun/star/util/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Batch conversion with UNO</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oft-page-break/><text:s text:c="2"/>[in] string sTargetURL,</text:p>
      <text:p text:style-name="Preformatted_20_Text"><text:s text:c="2"/>[in] sequence&lt;com::sun::star::beans::PropertyValue&gt; lArguments, </text:p>
      <text:p text:style-name="Preformatted_20_Text"><text:s text:c="2"/>[in] XBatchHandler handler );</text:p>
      <text:list xml:id="list1756880070" text:style-name="L17">
        <text:list-item>
          <text:p text:style-name="P27">The <text:span text:style-name="Source_20_Text">sSourceURL</text:span> specifies the URL of the source directory</text:p>
        </text:list-item>
        <text:list-item>
          <text:p text:style-name="P27">The <text:span text:style-name="Source_20_Text">sTargetURL</text:span> specifies the URL of the target directory</text:p>
        </text:list-item>
        <text:list-item>
          <text:p text:style-name="P27">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 installation. The default is the XHTML export filter provided by Writer2xhtml (<text:span text:style-name="Source_20_Text">org.openoffice.da.calc2xhtml</text:span>).</text:p>
          </table:table-cell>
        </table:table-row>
        <text:soft-page-break/>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Converting from StarMath with a Basic macro</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1169692840" text:style-name="L18">
        <text:list-item>
          <text:p text:style-name="P28">The method <text:span text:style-name="Source_20_Text">convertFormula</text:span> converts a StarMath string to a LaTeX string</text:p>
        </text:list-item>
        <text:list-item>
          <text:p text:style-name="P28">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roubleshooting</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 this problem will result in a generic error message saying that that document could not be written. To increase the heap size in this case, choose <text:span text:style-name="T5">Tools – Options – OpenOffice.org – Java</text:span>. Click <text:span text:style-name="T5">Parameters</text:span>, and add the parameter <text:span text:style-name="Source_20_Text">-Xmx128M</text:span> (or higher).</text:p>
      <text:p text:style-name="Text_20_body">A few memory optimizations are planned for the next version (1.4), which should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weight="normal"/>
    </style:style>
    <style:style style:name="Text_20_body" style:display-name="Text body" style:family="paragraph" style:parent-style-name="Standard" style:class="text">
      <style:paragraph-properties fo:margin-top="0.101cm" fo:margin-bottom="0.21cm"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fo:text-indent="0cm" style:auto-text-indent="false" fo:background-color="#e6e6e6">
        <style:background-image/>
      </style:paragraph-properties>
      <style:text-properties style:font-name="Courier" fo:font-size="11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fo:font-size="11pt" fo:font-weight="normal" style:font-name-asian="Cumberland" style:font-name-complex="Cumberland"/>
    </style:style>
    <style:style style:name="User_20_Entry" style:display-name="User Entry" style:family="text">
      <style:text-properties fo:color="#ff0000" style:font-name="Cumberland" fo:font-weight="normal" style:font-name-asian="Cumberland" style:font-name-complex="Cumberland"/>
    </style:style>
    <style:style style:name="Teletype" style:family="text">
      <style:text-properties fo:color="#ff0000" style:font-name="Cumberland" style:font-name-asian="Cumberland" style:font-name-complex="Cumberlan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2 Using the export filters</text:chapter><text:tab/><text:tab/>Page <text:page-number text:select-page="current">5</text:page-number></text:p>
      </style:header>
      <style:header-left>
        <text:p text:style-name="Header">Page <text:page-number text:select-page="current">5</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Henrik Just</meta:initial-creator>
    <meta:creation-date>2003-07-03T08:45:42</meta:creation-date>
    <dc:creator>Henrik Just</dc:creator>
    <dc:date>2011-02-20T16:40:07</dc:date>
    <meta:print-date>2004-06-29T10:09:33</meta:print-date>
    <dc:language>en-US</dc:language>
    <meta:editing-cycles>301</meta:editing-cycles>
    <meta:editing-duration>PT40H51M48S</meta:editing-duration>
    <meta:document-statistic meta:table-count="24" meta:image-count="1" meta:object-count="0" meta:page-count="44" meta:paragraph-count="1062" meta:word-count="12444" meta:character-count="82173"/>
    <meta:user-defined meta:name="Info 1"/>
    <meta:user-defined meta:name="Info 2"/>
    <meta:user-defined meta:name="Info 3"/>
    <meta:user-defined meta:name="Info 4"/>
  </office:meta>
</office:document-meta>
</file>